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63cm" fo:margin-left="0.318cm" table:align="left" style:writing-mode="lr-tb"/>
    </style:style>
    <style:style style:name="Таблица1.A" style:family="table-column">
      <style:table-column-properties style:column-width="0.804cm"/>
    </style:style>
    <style:style style:name="Таблица1.B" style:family="table-column">
      <style:table-column-properties style:column-width="0.464cm"/>
    </style:style>
    <style:style style:name="Таблица1.C" style:family="table-column">
      <style:table-column-properties style:column-width="0.859cm"/>
    </style:style>
    <style:style style:name="Таблица1.D" style:family="table-column">
      <style:table-column-properties style:column-width="2.514cm"/>
    </style:style>
    <style:style style:name="Таблица1.E" style:family="table-column">
      <style:table-column-properties style:column-width="4.09cm"/>
    </style:style>
    <style:style style:name="Таблица1.F" style:family="table-column">
      <style:table-column-properties style:column-width="0.058cm"/>
    </style:style>
    <style:style style:name="Таблица1.G" style:family="table-column">
      <style:table-column-properties style:column-width="0.125cm"/>
    </style:style>
    <style:style style:name="Таблица1.H" style:family="table-column">
      <style:table-column-properties style:column-width="2.815cm"/>
    </style:style>
    <style:style style:name="Таблица1.I" style:family="table-column">
      <style:table-column-properties style:column-width="5.315cm"/>
    </style:style>
    <style:style style:name="Таблица1.J" style:family="table-column">
      <style:table-column-properties style:column-width="0.418cm"/>
    </style:style>
    <style:style style:name="Таблица1.1" style:family="table-row">
      <style:table-row-properties style:min-row-height="1.882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F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keep-together="true" fo:keep-together="auto"/>
    </style:style>
    <style:style style:name="Таблица1.4" style:family="table-row">
      <style:table-row-properties style:keep-together="false" fo:keep-together="always"/>
    </style:style>
    <style:style style:name="Таблица1.A5" style:family="table-cell">
      <style:table-cell-properties fo:padding-left="0.191cm" fo:padding-right="0.191cm" fo:padding-top="0cm" fo:padding-bottom="0cm" fo:border="0.002cm solid #000000"/>
    </style:style>
    <style:style style:name="Таблица1.H5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6" style:family="table-row">
      <style:table-row-properties style:min-row-height="0.397cm" style:keep-together="false" fo:keep-together="always"/>
    </style:style>
    <style:style style:name="Таблица1.B6" style:family="table-cell">
      <style:table-cell-properties style:vertical-align="bottom" fo:padding-left="0.191cm" fo:padding-right="0.191cm" fo:padding-top="0cm" fo:padding-bottom="0cm" fo:border="0.002cm solid #000000"/>
    </style:style>
    <style:style style:name="Таблица1.7" style:family="table-row">
      <style:table-row-properties style:min-row-height="0.587cm" style:keep-together="false" fo:keep-together="always"/>
    </style:style>
    <style:style style:name="Таблица1.8" style:family="table-row">
      <style:table-row-properties style:min-row-height="0.383cm" style:keep-together="false" fo:keep-together="always"/>
    </style:style>
    <style:style style:name="Таблица1.9" style:family="table-row">
      <style:table-row-properties style:min-row-height="0.827cm" style:keep-together="false" fo:keep-together="always"/>
    </style:style>
    <style:style style:name="Таблица1.B10.1" style:family="table-column">
      <style:table-column-properties style:column-width="3.836cm"/>
    </style:style>
    <style:style style:name="Таблица1.B10.2" style:family="table-column">
      <style:table-column-properties style:column-width="4.327cm"/>
    </style:style>
    <style:style style:name="Таблица1.B10.3" style:family="table-column">
      <style:table-column-properties style:column-width="0.582cm"/>
    </style:style>
    <style:style style:name="Таблица1.B10.4" style:family="table-column">
      <style:table-column-properties style:column-width="0.997cm"/>
    </style:style>
    <style:style style:name="Таблица1.B10.5" style:family="table-column">
      <style:table-column-properties style:column-width="0.631cm"/>
    </style:style>
    <style:style style:name="Таблица1.B10.6" style:family="table-column">
      <style:table-column-properties style:column-width="6.285cm"/>
    </style:style>
    <style:style style:name="Таблица1.B10.1.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10.2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B10.5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10.1.2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10.6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10.1.5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B10.4.5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B12.1" style:family="table-column">
      <style:table-column-properties style:column-width="2.228cm"/>
    </style:style>
    <style:style style:name="Таблица1.B12.2" style:family="table-column">
      <style:table-column-properties style:column-width="5.935cm"/>
    </style:style>
    <style:style style:name="Таблица1.B12.3" style:family="table-column">
      <style:table-column-properties style:column-width="2.21cm"/>
    </style:style>
    <style:style style:name="Таблица1.B12.1.4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13" style:family="table-row">
      <style:table-row-properties style:min-row-height="0.326cm" style:keep-together="false" fo:keep-together="always"/>
    </style:style>
    <style:style style:name="Таблица1.B13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C14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17" style:family="table-row">
      <style:table-row-properties style:min-row-height="0.78cm" style:keep-together="true" fo:keep-together="auto"/>
    </style:style>
    <style:style style:name="Таблица1.18" style:family="table-row">
      <style:table-row-properties style:min-row-height="0.785cm" style:keep-together="true" fo:keep-together="auto"/>
    </style:style>
    <style:style style:name="Таблица1.19" style:family="table-row">
      <style:table-row-properties style:min-row-height="6.493cm" style:keep-together="true" fo:keep-together="auto"/>
    </style:style>
    <style:style style:name="Таблица1.I20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A21.2" style:family="table-column">
      <style:table-column-properties style:column-width="1.323cm"/>
    </style:style>
    <style:style style:name="Таблица1.A21.3" style:family="table-column">
      <style:table-column-properties style:column-width="6.662cm"/>
    </style:style>
    <style:style style:name="Таблица1.A21.4" style:family="table-column">
      <style:table-column-properties style:column-width="2.94cm"/>
    </style:style>
    <style:style style:name="Таблица1.A21.4.2" style:family="table-cell">
      <style:table-cell-properties fo:padding="0.191cm" fo:border-left="none" fo:border-right="none" fo:border-top="0.002cm solid #000000" fo:border-bottom="none"/>
    </style:style>
    <style:style style:name="Таблица1.22" style:family="table-row">
      <style:table-row-properties style:min-row-height="0.166cm" style:keep-together="false" fo:keep-together="always"/>
    </style:style>
    <style:style style:name="Таблица1.G22.1" style:family="table-row">
      <style:table-row-properties style:min-row-height="0.083cm" style:keep-together="false" fo:keep-together="always"/>
    </style:style>
    <style:style style:name="P1" style:family="paragraph" style:parent-style-name="Standard">
      <style:text-properties fo:font-size="9pt" fo:language="uk" fo:country="UA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>
      <style:text-properties fo:language="uk" fo:country="UA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uk" fo:country="UA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font-size="8pt" fo:language="uk" fo:country="UA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9" style:family="paragraph" style:parent-style-name="Standard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language="uk" fo:country="UA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language="en" fo:country="US" style:font-size-asian="11pt" style:font-size-complex="11pt"/>
    </style:style>
    <style:style style:name="P18" style:family="paragraph" style:parent-style-name="Standard">
      <style:text-properties style:text-position="-27% 100%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text-position="-27% 100%" fo:font-size="11pt" fo:language="uk" fo:country="UA" style:font-size-asian="11pt" style:font-size-complex="11pt"/>
    </style:style>
    <style:style style:name="P20" style:family="paragraph" style:parent-style-name="Standard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text-position="-27% 100%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text-position="-27% 100%" fo:font-size="11pt" fo:language="en" fo:country="US" style:font-size-asian="11pt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heading_20_7">
      <style:paragraph-properties fo:text-align="center" style:justify-single-word="false"/>
      <style:text-properties fo:font-size="11pt" style:font-size-asian="11pt" style:font-size-complex="11pt"/>
    </style:style>
    <style:style style:name="P25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9pt" fo:language="uk" fo:country="UA" fo:font-weight="bold" style:font-size-asian="9pt" style:font-weight-asian="bold" style:font-size-complex="9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5" style:family="text">
      <style:text-properties fo:font-size="11pt" fo:language="uk" fo:country="UA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text-position="-27% 100%" fo:font-size="11pt" style:font-size-asian="11pt" style:font-size-complex="11pt"/>
    </style:style>
    <style:style style:name="T9" style:family="text">
      <style:text-properties style:text-position="-27% 100%" fo:font-size="11pt" fo:language="uk" fo:country="UA" style:font-size-asian="11pt" style:font-size-complex="11pt"/>
    </style:style>
    <style:style style:name="T10" style:family="text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T11" style:family="text">
      <style:text-properties style:text-position="-27% 100%" fo:font-size="11pt" fo:font-weight="bold" style:font-size-asian="11pt" style:font-weight-asian="bold" style:font-size-complex="11pt" style:font-weight-complex="bold"/>
    </style:style>
    <style:style style:name="T12" style:family="text">
      <style:text-properties style:text-position="-27% 100%" fo:font-size="11pt" fo:language="en" fo:country="US" fo:font-weight="bold" style:font-size-asian="11pt" style:font-weight-asian="bold" style:font-size-complex="11pt" style:font-weight-complex="bold"/>
    </style:style>
    <style:style style:name="T13" style:family="text">
      <style:text-properties style:text-position="-27% 100%" fo:language="uk" fo:country="UA"/>
    </style:style>
    <style:style style:name="T14" style:family="text">
      <style:text-properties style:text-position="-27% 100%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language="uk" fo:country="UA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 text:c="5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columns-spanned="5" office:value-type="string">
            <text:p text:style-name="P26"/>
            <text:p text:style-name="P26">!Штамп1!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F1" office:value-type="string">
            <text:p text:style-name="P2"/>
          </table:table-cell>
          <table:table-cell table:style-name="Таблица1.F1" table:number-columns-spanned="9" office:value-type="string">
            <text:p text:style-name="Standard"><text:span text:style-name="T2"><text:s text:c="21"/></text:span><text:span text:style-name="T3">АКТОВИЙ <text:s/>ЗАПИС <text:s/>ПРО <text:s/></text:span><text:span text:style-name="T2">ЗМІНУ ІМЕНІ <text:s/></text:span><text:span text:style-name="T3">№ <text:s/>!НАЗ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F1" office:value-type="string">
            <text:p text:style-name="P2"/>
          </table:table-cell>
          <table:table-cell table:style-name="Таблица1.F1" table:number-columns-spanned="9" office:value-type="string">
            <text:p text:style-name="P23"><text:span text:style-name="T1"><text:s text:c="17"/>від </text:span><text:span text:style-name="T4">!ДДМММРРРР р.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F1" office:value-type="string">
            <text:p text:style-name="P6"/>
          </table:table-cell>
          <table:table-cell table:style-name="Таблица1.F1" table:number-columns-spanned="3" office:value-type="string">
            <text:p text:style-name="P6"/>
          </table:table-cell>
          <table:covered-table-cell/>
          <table:covered-table-cell/>
          <table:table-cell table:style-name="Таблица1.F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table:number-columns-spanned="7" office:value-type="string">
            <text:p text:style-name="P10">ДО ЗМІ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3" office:value-type="string">
            <text:h text:style-name="P24" text:outline-level="7" text:is-list-header="true">ПІСЛЯ ЗМІНИ</text:h>
          </table:table-cell>
          <table:covered-table-cell/>
          <table:covered-table-cell/>
        </table:table-row>
        <table:table-row table:style-name="Таблица1.6">
          <table:table-cell table:style-name="Таблица1.A5" office:value-type="string">
            <text:p text:style-name="P12">1</text:p>
          </table:table-cell>
          <table:table-cell table:style-name="Таблица1.B6" table:number-columns-spanned="6" office:value-type="string">
            <text:p text:style-name="Standard"><text:span text:style-name="T5">Прізвище <text:s/></text:span><text:span text:style-name="T7">!СтПр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6" table:number-columns-spanned="3" office:value-type="string">
            <text:p text:style-name="P13">!НПр!</text:p>
          </table:table-cell>
          <table:covered-table-cell/>
          <table:covered-table-cell/>
        </table:table-row>
        <table:table-row table:style-name="Таблица1.7">
          <table:table-cell table:style-name="Таблица1.A5" office:value-type="string">
            <text:p text:style-name="P12">2</text:p>
          </table:table-cell>
          <table:table-cell table:style-name="Таблица1.B6" table:number-columns-spanned="6" office:value-type="string">
            <text:p text:style-name="Standard"><text:span text:style-name="T8">Ім’я</text:span><text:span text:style-name="T9"> </text:span><text:span text:style-name="T10">!СтІм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6" table:number-columns-spanned="3" office:value-type="string">
            <text:p text:style-name="P13">!НІм!</text:p>
          </table:table-cell>
          <table:covered-table-cell/>
          <table:covered-table-cell/>
        </table:table-row>
        <table:table-row table:style-name="Таблица1.8">
          <table:table-cell table:style-name="Таблица1.A5" office:value-type="string">
            <text:p text:style-name="P12">3</text:p>
          </table:table-cell>
          <table:table-cell table:style-name="Таблица1.B6" table:number-columns-spanned="6" office:value-type="string">
            <text:p text:style-name="Standard">По батьков<text:span text:style-name="T1">і </text:span><text:span text:style-name="T7">!СтПб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6" table:number-columns-spanned="3" office:value-type="string">
            <text:p text:style-name="P13">!НПб!</text:p>
          </table:table-cell>
          <table:covered-table-cell/>
          <table:covered-table-cell/>
        </table:table-row>
        <table:table-row table:style-name="Таблица1.9">
          <table:table-cell table:style-name="Таблица1.A5" office:value-type="string">
            <text:p text:style-name="P12">4</text:p>
          </table:table-cell>
          <table:table-cell table:style-name="Таблица1.A5" table:number-columns-spanned="9" office:value-type="string">
            <text:p text:style-name="P14"><text:span text:style-name="T13">Дата народження <text:s/></text:span><text:span text:style-name="T14">! <text:s/>днддмммрррр <text:s text:c="2"/>р. <text:s/>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office:value-type="string">
            <text:p text:style-name="P12">5</text:p>
          </table:table-cell>
          <table:table-cell table:number-columns-spanned="9">
            <table:table table:is-sub-table="true">
              <table:table-column table:style-name="Таблица1.B10.1"/>
              <table:table-column table:style-name="Таблица1.B10.2"/>
              <table:table-column table:style-name="Таблица1.B10.3"/>
              <table:table-column table:style-name="Таблица1.B10.4"/>
              <table:table-column table:style-name="Таблица1.B10.5"/>
              <table:table-column table:style-name="Таблица1.B10.6"/>
              <table:table-row table:style-name="Таблица1.4">
                <table:table-cell table:style-name="Таблица1.B10.1.1" office:value-type="string">
                  <text:p text:style-name="P11">Місце народження</text:p>
                </table:table-cell>
                <table:table-cell table:style-name="Таблица1.B10.2.1" office:value-type="string">
                  <text:p text:style-name="P14"/>
                </table:table-cell>
                <table:table-cell table:style-name="Таблица1.B10.2.1" table:number-columns-spanned="2" office:value-type="string">
                  <text:p text:style-name="P14"/>
                </table:table-cell>
                <table:covered-table-cell/>
                <table:table-cell table:style-name="Таблица1.B10.5.1" table:number-columns-spanned="2" office:value-type="string">
                  <text:p text:style-name="P14"/>
                </table:table-cell>
                <table:covered-table-cell/>
              </table:table-row>
              <table:table-row table:style-name="Таблица1.4">
                <table:table-cell table:style-name="Таблица1.B10.1.2" office:value-type="string">
                  <text:p text:style-name="P11">держава</text:p>
                </table:table-cell>
                <table:table-cell table:style-name="Таблица1.F1" office:value-type="string">
                  <text:p text:style-name="P18">!ДН!</text:p>
                </table:table-cell>
                <table:table-cell table:style-name="Таблица1.F1" table:number-columns-spanned="3" office:value-type="string">
                  <text:p text:style-name="P19">область</text:p>
                </table:table-cell>
                <table:covered-table-cell/>
                <table:covered-table-cell/>
                <table:table-cell table:style-name="Таблица1.B10.6.2" office:value-type="string">
                  <text:p text:style-name="Standard"><text:span text:style-name="T11">!ОН</text:span><text:span text:style-name="T12">!</text:span></text:p>
                </table:table-cell>
              </table:table-row>
              <table:table-row table:style-name="Таблица1.4">
                <table:table-cell table:style-name="Таблица1.B10.1.2" office:value-type="string">
                  <text:p text:style-name="P11">район</text:p>
                </table:table-cell>
                <table:table-cell table:style-name="Таблица1.F1" office:value-type="string">
                  <text:p text:style-name="P21">!РН!</text:p>
                </table:table-cell>
                <table:table-cell table:style-name="Таблица1.F1" table:number-columns-spanned="3" office:value-type="string">
                  <text:p text:style-name="P22">!мссН!</text:p>
                </table:table-cell>
                <table:covered-table-cell/>
                <table:covered-table-cell/>
                <table:table-cell table:style-name="Таблица1.B10.6.2" office:value-type="string">
                  <text:p text:style-name="P21">!МН!</text:p>
                </table:table-cell>
              </table:table-row>
              <table:table-row table:style-name="Таблица1.4">
                <table:table-cell table:style-name="Таблица1.B10.1.2" office:value-type="string">
                  <text:p text:style-name="P11"/>
                </table:table-cell>
                <table:table-cell table:style-name="Таблица1.F1" office:value-type="string">
                  <text:p text:style-name="P21"/>
                </table:table-cell>
                <table:table-cell table:style-name="Таблица1.F1" table:number-columns-spanned="3" office:value-type="string">
                  <text:p text:style-name="P22"/>
                </table:table-cell>
                <table:covered-table-cell/>
                <table:covered-table-cell/>
                <table:table-cell table:style-name="Таблица1.B10.6.2" office:value-type="string">
                  <text:p text:style-name="P21"/>
                </table:table-cell>
              </table:table-row>
              <table:table-row table:style-name="Таблица1.4">
                <table:table-cell table:style-name="Таблица1.B10.1.5" table:number-columns-spanned="3" office:value-type="string">
                  <text:p text:style-name="P14">Номер і дата актового запису про народження: №</text:p>
                </table:table-cell>
                <table:covered-table-cell/>
                <table:covered-table-cell/>
                <table:table-cell table:style-name="Таблица1.B10.4.5" table:number-columns-spanned="3" office:value-type="string">
                  <text:p text:style-name="Standard"><text:span text:style-name="T7">!НАЗН!</text:span><text:span text:style-name="T6"> від </text:span><text:span text:style-name="T7">!ДАЗН!</text:span><text:span text:style-name="T6"> р.</text:span></text:p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office:value-type="string">
            <text:p text:style-name="P15">6</text:p>
          </table:table-cell>
          <table:table-cell table:style-name="Таблица1.A5" table:number-columns-spanned="9" office:value-type="string">
            <text:p text:style-name="P14">Громадянство <text:s/><text:span text:style-name="T3">!громадянство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office:value-type="string">
            <text:p text:style-name="P12">7</text:p>
          </table:table-cell>
          <table:table-cell table:number-columns-spanned="9">
            <table:table table:is-sub-table="true">
              <table:table-column table:style-name="Таблица1.B12.1"/>
              <table:table-column table:style-name="Таблица1.B12.2"/>
              <table:table-column table:style-name="Таблица1.B12.3"/>
              <table:table-column table:style-name="Таблица1.B10.6"/>
              <table:table-row table:style-name="Таблица1.4">
                <table:table-cell table:style-name="Таблица1.B10.1.1" table:number-columns-spanned="2" office:value-type="string">
                  <text:p text:style-name="P11">Місце проживання</text:p>
                </table:table-cell>
                <table:covered-table-cell/>
                <table:table-cell table:style-name="Таблица1.B10.2.1" office:value-type="string">
                  <text:p text:style-name="P14"/>
                </table:table-cell>
                <table:table-cell table:style-name="Таблица1.B10.5.1" office:value-type="string">
                  <text:p text:style-name="P11"/>
                </table:table-cell>
              </table:table-row>
              <table:table-row table:style-name="Таблица1.4">
                <table:table-cell table:style-name="Таблица1.B10.1.2" office:value-type="string">
                  <text:p text:style-name="P11">держава</text:p>
                </table:table-cell>
                <table:table-cell table:style-name="Таблица1.F1" office:value-type="string">
                  <text:p text:style-name="P21">!ДП!</text:p>
                </table:table-cell>
                <table:table-cell table:style-name="Таблица1.F1" office:value-type="string">
                  <text:p text:style-name="P11">область</text:p>
                </table:table-cell>
                <table:table-cell table:style-name="Таблица1.B10.6.2" office:value-type="string">
                  <text:p text:style-name="P20">!ОП!</text:p>
                </table:table-cell>
              </table:table-row>
              <table:table-row table:style-name="Таблица1.4">
                <table:table-cell table:style-name="Таблица1.B10.1.2" office:value-type="string">
                  <text:p text:style-name="P11">район</text:p>
                </table:table-cell>
                <table:table-cell table:style-name="Таблица1.F1" office:value-type="string">
                  <text:p text:style-name="P21">!РП!</text:p>
                </table:table-cell>
                <table:table-cell table:style-name="Таблица1.F1" office:value-type="string">
                  <text:p text:style-name="P22">!мссП!</text:p>
                </table:table-cell>
                <table:table-cell table:style-name="Таблица1.B10.6.2" office:value-type="string">
                  <text:p text:style-name="P21">!МП!</text:p>
                </table:table-cell>
              </table:table-row>
              <table:table-row table:style-name="Таблица1.4">
                <table:table-cell table:style-name="Таблица1.B12.1.4" table:number-columns-spanned="4" office:value-type="string">
                  <text:p text:style-name="Standard"><text:span text:style-name="T9">вул. </text:span><text:span text:style-name="T10">!вул!</text:span><text:span text:style-name="T9"> буд. </text:span><text:span text:style-name="T10">!буд!</text:span><text:span text:style-name="T9"> кв. </text:span><text:span text:style-name="T10">!кв!</text:span>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5" office:value-type="string">
            <text:p text:style-name="P12">8</text:p>
          </table:table-cell>
          <table:table-cell table:style-name="Таблица1.B13" table:number-columns-spanned="9" office:value-type="string">
            <text:p text:style-name="P14"><text:span text:style-name="T1">Відмітка про сплату державного мита: квитанція № </text:span><text:span text:style-name="T2">!нк!</text:span><text:span text:style-name="T1"> від </text:span><text:span text:style-name="T2">!дк!</text:span><text:span text:style-name="T1"> р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B12.1.4" office:value-type="string">
            <text:p text:style-name="P11"/>
          </table:table-cell>
          <table:table-cell table:style-name="Таблица1.B10.1.2" office:value-type="string">
            <text:p text:style-name="P10"/>
          </table:table-cell>
          <table:table-cell table:style-name="Таблица1.C14" table:number-columns-spanned="7" office:value-type="string">
            <text:p text:style-name="P10">!банк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0.6.2" office:value-type="string">
            <text:p text:style-name="P10"/>
          </table:table-cell>
        </table:table-row>
        <table:table-row table:style-name="Таблица1.13">
          <table:table-cell table:style-name="Таблица1.B12.1.4" office:value-type="string">
            <text:p text:style-name="P7"/>
          </table:table-cell>
          <table:table-cell table:style-name="Таблица1.B10.1.5" office:value-type="string">
            <text:p text:style-name="P8"/>
          </table:table-cell>
          <table:table-cell table:style-name="Таблица1.C14" table:number-columns-spanned="7" office:value-type="string">
            <text:p text:style-name="P8"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0.4.5" office:value-type="string">
            <text:p text:style-name="P8"/>
          </table:table-cell>
        </table:table-row>
        <table:table-row table:style-name="Таблица1.2">
          <table:table-cell table:style-name="Таблица1.A5" office:value-type="string">
            <text:p text:style-name="P12">9</text:p>
          </table:table-cell>
          <table:table-cell table:style-name="Таблица1.A5" table:number-columns-spanned="9" office:value-type="string">
            <text:p text:style-name="P14">Серія, номер, ким видано паспорт заявнику та дата його видачі</text:p>
            <text:p text:style-name="P9">!Паспорт! <text:s text:c="6"/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5" office:value-type="string">
            <text:p text:style-name="P12">10</text:p>
          </table:table-cell>
          <table:table-cell table:style-name="Таблица1.H5" table:number-columns-spanned="9" office:value-type="string">
            <text:p text:style-name="P14">Підпис заявн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8">
          <table:table-cell table:style-name="Таблица1.A5" office:value-type="string">
            <text:p text:style-name="P3">11</text:p>
          </table:table-cell>
          <table:table-cell table:style-name="Таблица1.A5" table:number-columns-spanned="9" office:value-type="string">
            <text:p text:style-name="P14">Видано свідоцтво серія<text:span text:style-name="T1"> <text:s text:c="8"/></text:span><text:span text:style-name="T2">!сс!</text:span><text:span text:style-name="T1"> <text:s/>№ <text:s/></text:span><text:span text:style-name="T2">!нс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5" office:value-type="string">
            <text:p text:style-name="P3">12</text:p>
          </table:table-cell>
          <table:table-cell table:style-name="Таблица1.A5" table:number-columns-spanned="9" office:value-type="string">
            <text:p text:style-name="Standard"><text:span text:style-name="T15">Для відміток (зазначити а</text:span><text:span text:style-name="T16">к</text:span><text:span text:style-name="T15">тові записи, до яких внесено зміни, їх номери, дату та місце їх складання)</text:span></text:p>
            <text:p text:style-name="P16">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B10.2.1" office:value-type="string">
            <text:p text:style-name="P2"/>
          </table:table-cell>
          <table:table-cell table:style-name="Таблица1.B10.2.1" table:number-columns-spanned="2" office:value-type="string">
            <text:p text:style-name="P2"/>
          </table:table-cell>
          <table:covered-table-cell/>
          <table:table-cell table:style-name="Таблица1.B10.2.1" table:number-columns-spanned="3" office:value-type="string">
            <text:p text:style-name="P2"/>
          </table:table-cell>
          <table:covered-table-cell/>
          <table:covered-table-cell/>
          <table:table-cell table:style-name="Таблица1.B10.2.1" table:number-columns-spanned="2" office:value-type="string">
            <text:p text:style-name="P2"/>
          </table:table-cell>
          <table:covered-table-cell/>
          <table:table-cell table:style-name="Таблица1.I20" table:number-columns-spanned="2" office:value-type="string">
            <text:p text:style-name="P2"/>
          </table:table-cell>
          <table:covered-table-cell/>
        </table:table-row>
        <table:table-row table:style-name="Таблица1.2">
          <table:table-cell table:number-columns-spanned="8">
            <table:table table:is-sub-table="true">
              <table:table-column table:style-name="Таблица1.A"/>
              <table:table-column table:style-name="Таблица1.A21.2"/>
              <table:table-column table:style-name="Таблица1.A21.3"/>
              <table:table-column table:style-name="Таблица1.A21.4"/>
              <table:table-row table:style-name="Таблица1.2">
                <table:table-cell table:style-name="Таблица1.F1" office:value-type="string">
                  <text:p text:style-name="P2"/>
                </table:table-cell>
                <table:table-cell table:style-name="Таблица1.F1" office:value-type="string">
                  <text:p text:style-name="P2"/>
                </table:table-cell>
                <table:table-cell table:style-name="Таблица1.F1" office:value-type="string">
                  <text:p text:style-name="P14">Керівник органу державно<text:span text:style-name="T1">ї</text:span></text:p>
                  <text:p text:style-name="P14">реєстрації актів цивільного стану</text:p>
                </table:table-cell>
                <table:table-cell table:style-name="Таблица1.F1" office:value-type="string">
                  <text:p text:style-name="P2"/>
                </table:table-cell>
              </table:table-row>
              <table:table-row table:style-name="Таблица1.2">
                <table:table-cell table:style-name="Таблица1.F1" office:value-type="string">
                  <text:p text:style-name="P2"/>
                </table:table-cell>
                <table:table-cell table:style-name="Таблица1.F1" office:value-type="string">
                  <text:p text:style-name="P4">М.П.</text:p>
                </table:table-cell>
                <table:table-cell table:style-name="Таблица1.F1" office:value-type="string">
                  <text:p text:style-name="P15"/>
                </table:table-cell>
                <table:table-cell table:style-name="Таблица1.A21.4.2" office:value-type="string">
                  <text:p text:style-name="P3">(підпис)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1">!Керівник!</text:p>
          </table:table-cell>
          <table:covered-table-cell/>
        </table:table-row>
        <table:table-row table:style-name="Таблица1.22">
          <table:table-cell table:style-name="Таблица1.F1" office:value-type="string">
            <text:p text:style-name="P2"/>
          </table:table-cell>
          <table:table-cell table:style-name="Таблица1.F1" table:number-columns-spanned="2" office:value-type="string">
            <text:p text:style-name="P2"/>
          </table:table-cell>
          <table:covered-table-cell/>
          <table:table-cell table:style-name="Таблица1.F1" table:number-columns-spanned="3" office:value-type="string">
            <text:p text:style-name="P14"><text:span text:style-name="T1">Посадова особа </text:span>органу державно<text:span text:style-name="T1">ї</text:span></text:p>
            <text:p text:style-name="P11">реєстрації актів цивільного стану,</text:p>
            <text:p text:style-name="P11">яка склала акт</text:p>
          </table:table-cell>
          <table:covered-table-cell/>
          <table:covered-table-cell/>
          <table:table-cell table:number-columns-spanned="2">
            <table:table table:is-sub-table="true">
              <table:table-column table:style-name="Таблица1.A21.4"/>
              <table:table-row table:style-name="Таблица1.G22.1">
                <table:table-cell table:style-name="Таблица1.F1" office:value-type="string">
                  <text:p text:style-name="P2"/>
                </table:table-cell>
              </table:table-row>
              <table:table-row table:style-name="Таблица1.G22.1">
                <table:table-cell table:style-name="Таблица1.A21.4.2" office:value-type="string">
                  <text:p text:style-name="P3">(підпис)</text:p>
                </table:table-cell>
              </table:table-row>
            </table:table>
          </table:table-cell>
          <table:covered-table-cell/>
          <table:table-cell table:style-name="Таблица1.A1" table:number-columns-spanned="2" office:value-type="string">
            <text:p text:style-name="P17">!ПІБ_по! !Посада!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fo:font-size="9pt" fo:language="uk" fo:country="UA" fo:font-weight="bold" style:font-size-asian="9pt" style:font-weight-asian="bold" style:font-size-complex="9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keep-with-next="always" style:text-autospace="non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áû_f7_íûé" style:display-name="Îáû÷íûé" style:family="paragraph">
      <style:paragraph-properties style:text-autospace="none"/>
      <style:text-properties fo:font-size="10pt" fo:language="ru" fo:country="RU" style:font-size-asian="10pt" style:font-size-complex="10pt"/>
    </style:style>
    <style:style style:name="Default_20_Paragraph_20_Font" style:display-name="Default Paragraph Font" style:family="text"/>
    <style:style style:name="Îñíîâíîé_20_øðèôò" style:display-name="Îñíîâíîé øðèôò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9:40:52.89</dc:date>
    <meta:editing-cycles>6</meta:editing-cycles>
    <meta:editing-duration>PT26M58S</meta:editing-duration>
    <meta:document-statistic meta:table-count="1" meta:image-count="0" meta:object-count="0" meta:page-count="1" meta:paragraph-count="66" meta:word-count="158" meta:character-count="1025"/>
    <meta:user-defined meta:name="Поле 1"/>
    <meta:user-defined meta:name="Поле 2"/>
    <meta:user-defined meta:name="Поле 3"/>
    <meta:user-defined meta:name="Поле 4"/>
  </office:meta>
</office:document-meta>
</file>